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Refined Inf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success rate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Nodes succ</text:p>
          </table:table-cell>
          <table:table-cell table:style-name="ce1" office:value-type="string" calcext:value-type="string">
            <text:p>Timeout rate</text:p>
          </table:table-cell>
          <table:table-cell table:style-name="ce1" office:value-type="string" calcext:value-type="string">
            <text:p>Nodes time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* Self-refer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* Most Comm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st-First Se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st-First Mos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</table:table>
      <table:table table:name="General Raw Data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otal Runs</text:p>
          </table:table-cell>
          <table:table-cell table:style-name="ce1" office:value-type="string" calcext:value-type="string">
            <text:p>Total A* Self</text:p>
          </table:table-cell>
          <table:table-cell table:style-name="ce1" office:value-type="string" calcext:value-type="string">
            <text:p>A* Self Success</text:p>
          </table:table-cell>
          <table:table-cell table:style-name="ce1" office:value-type="string" calcext:value-type="string">
            <text:p>A* Self Timeout</text:p>
          </table:table-cell>
          <table:table-cell table:style-name="ce1" office:value-type="string" calcext:value-type="string">
            <text:p>Total A* Most</text:p>
          </table:table-cell>
          <table:table-cell table:style-name="ce1" office:value-type="string" calcext:value-type="string">
            <text:p>A* Most Success</text:p>
          </table:table-cell>
          <table:table-cell table:style-name="ce1" office:value-type="string" calcext:value-type="string">
            <text:p>A* Most Timeout</text:p>
          </table:table-cell>
          <table:table-cell table:style-name="ce1" office:value-type="string" calcext:value-type="string">
            <text:p>Total BF Self</text:p>
          </table:table-cell>
          <table:table-cell table:style-name="ce1" office:value-type="string" calcext:value-type="string">
            <text:p>BF Self Success</text:p>
          </table:table-cell>
          <table:table-cell table:style-name="ce1" office:value-type="string" calcext:value-type="string">
            <text:p>BF Self Timeout</text:p>
          </table:table-cell>
          <table:table-cell table:style-name="ce1" office:value-type="string" calcext:value-type="string">
            <text:p>Total BF Most</text:p>
          </table:table-cell>
          <table:table-cell table:style-name="ce1" office:value-type="string" calcext:value-type="string">
            <text:p>BF Most Success</text:p>
          </table:table-cell>
          <table:table-cell table:style-name="ce1" office:value-type="string" calcext:value-type="string">
            <text:p>BF Most Timeout</text:p>
          </table:table-cell>
        </table:table-row>
        <table:table-row table:style-name="ro1">
          <table:table-cell table:style-name="ce2" table:formula="of:=COUNTA([.C6:.C405])" office:value-type="boolean" office:boolean-value="202" calcext:value-type="boolean">
            <text:p>WAHR</text:p>
          </table:table-cell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 table:number-rows-repeated="2">
          <table:table-cell table:style-name="ce1" table:number-columns-repeated="6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Time</text:p>
          </table:table-cell>
          <table:table-cell table:number-columns-repeated="7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0273" calcext:value-type="float">
            <text:p>23027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48849" calcext:value-type="float">
            <text:p>248849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920" calcext:value-type="float">
            <text:p>792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6732" calcext:value-type="float">
            <text:p>25673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9" calcext:value-type="float">
            <text:p>19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75240" calcext:value-type="float">
            <text:p>17524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5987" calcext:value-type="float">
            <text:p>265987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82576" calcext:value-type="float">
            <text:p>28257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8874" calcext:value-type="float">
            <text:p>30887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20826" calcext:value-type="float">
            <text:p>32082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8432" calcext:value-type="float">
            <text:p>20843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09057" calcext:value-type="float">
            <text:p>209057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7989" calcext:value-type="float">
            <text:p>24798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7031" calcext:value-type="float">
            <text:p>28703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45250" calcext:value-type="float">
            <text:p>34525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4174" calcext:value-type="float">
            <text:p>24417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4550" calcext:value-type="float">
            <text:p>27455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81786" calcext:value-type="float">
            <text:p>38178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102" calcext:value-type="float">
            <text:p>910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4512" calcext:value-type="float">
            <text:p>32451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5243" calcext:value-type="float">
            <text:p>20524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16960" calcext:value-type="float">
            <text:p>21696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94236" calcext:value-type="float">
            <text:p>19423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58497" calcext:value-type="float">
            <text:p>258497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4636" calcext:value-type="float">
            <text:p>32463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574" calcext:value-type="float">
            <text:p>51574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31904" calcext:value-type="float">
            <text:p>43190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474389" calcext:value-type="float">
            <text:p>47438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07213" calcext:value-type="float">
            <text:p>40721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75512" calcext:value-type="float">
            <text:p>27551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11034" calcext:value-type="float">
            <text:p>31103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3089" calcext:value-type="float">
            <text:p>26308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8229" calcext:value-type="float">
            <text:p>98229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34739" calcext:value-type="float">
            <text:p>43473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452629" calcext:value-type="float">
            <text:p>45262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8595" calcext:value-type="float">
            <text:p>238595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62600" calcext:value-type="float">
            <text:p>26260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7922" calcext:value-type="float">
            <text:p>23792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65035" calcext:value-type="float">
            <text:p>265035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6279" calcext:value-type="float">
            <text:p>32627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57644" calcext:value-type="float">
            <text:p>35764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41" calcext:value-type="float">
            <text:p>24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6312" calcext:value-type="float">
            <text:p>14631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9414" calcext:value-type="float">
            <text:p>24941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6841" calcext:value-type="float">
            <text:p>15684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67759" calcext:value-type="float">
            <text:p>16775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4883" calcext:value-type="float">
            <text:p>24488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9515" calcext:value-type="float">
            <text:p>69515</text:p>
          </table:table-cell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2091" calcext:value-type="float">
            <text:p>28209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02953" calcext:value-type="float">
            <text:p>30295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36" calcext:value-type="float">
            <text:p>5636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36" calcext:value-type="float">
            <text:p>5636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215" calcext:value-type="float">
            <text:p>1215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15" calcext:value-type="float">
            <text:p>121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9880" calcext:value-type="float">
            <text:p>20988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42421" calcext:value-type="float">
            <text:p>24242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0561" calcext:value-type="float">
            <text:p>26056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3877" calcext:value-type="float">
            <text:p>273877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6394" calcext:value-type="float">
            <text:p>24639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589" calcext:value-type="float">
            <text:p>3589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76598" calcext:value-type="float">
            <text:p>76598</text:p>
          </table:table-cell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5056" calcext:value-type="float">
            <text:p>17505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79" calcext:value-type="float">
            <text:p>3779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0939" calcext:value-type="float">
            <text:p>26093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88530" calcext:value-type="float">
            <text:p>28853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3854" calcext:value-type="float">
            <text:p>17385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6504" calcext:value-type="float">
            <text:p>2650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8028" calcext:value-type="float">
            <text:p>268028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93319" calcext:value-type="float">
            <text:p>29331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1736" calcext:value-type="float">
            <text:p>17173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90661" calcext:value-type="float">
            <text:p>19066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2586" calcext:value-type="float">
            <text:p>21258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3284" calcext:value-type="float">
            <text:p>21328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253" calcext:value-type="float">
            <text:p>17253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2752" calcext:value-type="float">
            <text:p>30275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139" calcext:value-type="float">
            <text:p>2113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21829" calcext:value-type="float">
            <text:p>22182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5894" calcext:value-type="float">
            <text:p>25589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0552" calcext:value-type="float">
            <text:p>24055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8483" calcext:value-type="float">
            <text:p>25848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22063" calcext:value-type="float">
            <text:p>22206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600" calcext:value-type="float">
            <text:p>11600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23" calcext:value-type="float">
            <text:p>292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33501" calcext:value-type="float">
            <text:p>1533501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053" calcext:value-type="float">
            <text:p>305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03" calcext:value-type="float">
            <text:p>1703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68756" calcext:value-type="float">
            <text:p>268756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04447" calcext:value-type="float">
            <text:p>1404447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18867" calcext:value-type="float">
            <text:p>1418867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71550" calcext:value-type="float">
            <text:p>1271550</text:p>
          </table:table-cell>
          <table:table-cell office:value-type="float" office:value="906" calcext:value-type="float">
            <text:p>906</text:p>
          </table:table-cell>
          <table:table-cell table:number-columns-repeated="7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258948" calcext:value-type="float">
            <text:p>1258948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96" calcext:value-type="float">
            <text:p>2896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3565" calcext:value-type="float">
            <text:p>14356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8307" calcext:value-type="float">
            <text:p>1248307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001" calcext:value-type="float">
            <text:p>37001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7001" calcext:value-type="float">
            <text:p>3700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82902" calcext:value-type="float">
            <text:p>1282902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361" calcext:value-type="float">
            <text:p>336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2203" calcext:value-type="float">
            <text:p>72203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72004" calcext:value-type="float">
            <text:p>7200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36356" calcext:value-type="float">
            <text:p>1136356</text:p>
          </table:table-cell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2827" calcext:value-type="float">
            <text:p>132827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46779" calcext:value-type="float">
            <text:p>1146779</text:p>
          </table:table-cell>
          <table:table-cell office:value-type="float" office:value="910" calcext:value-type="float">
            <text:p>910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2827" calcext:value-type="float">
            <text:p>132827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072928" calcext:value-type="float">
            <text:p>1072928</text:p>
          </table:table-cell>
          <table:table-cell office:value-type="float" office:value="915" calcext:value-type="float">
            <text:p>915</text:p>
          </table:table-cell>
          <table:table-cell table:number-columns-repeated="7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078008" calcext:value-type="float">
            <text:p>1078008</text:p>
          </table:table-cell>
          <table:table-cell office:value-type="float" office:value="912" calcext:value-type="float">
            <text:p>912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98" calcext:value-type="float">
            <text:p>179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9793" calcext:value-type="float">
            <text:p>109793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9793" calcext:value-type="float">
            <text:p>1097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21856" calcext:value-type="float">
            <text:p>1421856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094" calcext:value-type="float">
            <text:p>3209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5165" calcext:value-type="float">
            <text:p>1295165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42015" calcext:value-type="float">
            <text:p>1142015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80432" calcext:value-type="float">
            <text:p>380432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23119" calcext:value-type="float">
            <text:p>132311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8078" calcext:value-type="float">
            <text:p>8807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29720" calcext:value-type="float">
            <text:p>1129720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056" calcext:value-type="float">
            <text:p>3205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5900" calcext:value-type="float">
            <text:p>95900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435" calcext:value-type="float">
            <text:p>51435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37776" calcext:value-type="float">
            <text:p>137776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5347" calcext:value-type="float">
            <text:p>65347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5347" calcext:value-type="float">
            <text:p>653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86" calcext:value-type="float">
            <text:p>368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26498" calcext:value-type="float">
            <text:p>1426498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10937" calcext:value-type="float">
            <text:p>1410937</text:p>
          </table:table-cell>
          <table:table-cell office:value-type="float" office:value="905" calcext:value-type="float">
            <text:p>905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5239" calcext:value-type="float">
            <text:p>125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3067" calcext:value-type="float">
            <text:p>113067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2248" calcext:value-type="float">
            <text:p>1242248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4499" calcext:value-type="float">
            <text:p>134499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80378" calcext:value-type="float">
            <text:p>580378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99" calcext:value-type="float">
            <text:p>2579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6190" calcext:value-type="float">
            <text:p>106190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81776" calcext:value-type="float">
            <text:p>1381776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72051" calcext:value-type="float">
            <text:p>1372051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84196" calcext:value-type="float">
            <text:p>1384196</text:p>
          </table:table-cell>
          <table:table-cell office:value-type="float" office:value="909" calcext:value-type="float">
            <text:p>909</text:p>
          </table:table-cell>
          <table:table-cell table:number-columns-repeated="7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17581" calcext:value-type="float">
            <text:p>1417581</text:p>
          </table:table-cell>
          <table:table-cell office:value-type="float" office:value="910" calcext:value-type="float">
            <text:p>910</text:p>
          </table:table-cell>
          <table:table-cell table:number-columns-repeated="7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16263" calcext:value-type="float">
            <text:p>1416263</text:p>
          </table:table-cell>
          <table:table-cell office:value-type="float" office:value="908" calcext:value-type="float">
            <text:p>908</text:p>
          </table:table-cell>
          <table:table-cell table:number-columns-repeated="7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01356" calcext:value-type="float">
            <text:p>1301356</text:p>
          </table:table-cell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09814" calcext:value-type="float">
            <text:p>1309814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7743" calcext:value-type="float">
            <text:p>1297743</text:p>
          </table:table-cell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6451" calcext:value-type="float">
            <text:p>126451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3872" calcext:value-type="float">
            <text:p>1333872</text:p>
          </table:table-cell>
          <table:table-cell office:value-type="float" office:value="908" calcext:value-type="float">
            <text:p>908</text:p>
          </table:table-cell>
          <table:table-cell table:number-columns-repeated="7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35058" calcext:value-type="float">
            <text:p>1335058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3" calcext:value-type="float">
            <text:p>2573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8059" calcext:value-type="float">
            <text:p>9805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767" calcext:value-type="float">
            <text:p>276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9095" calcext:value-type="float">
            <text:p>1339095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6755" calcext:value-type="float">
            <text:p>1675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11684" calcext:value-type="float">
            <text:p>1311684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301" calcext:value-type="float">
            <text:p>5630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64415" calcext:value-type="float">
            <text:p>1264415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80" calcext:value-type="float">
            <text:p>2248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3642" calcext:value-type="float">
            <text:p>53642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7554" calcext:value-type="float">
            <text:p>1297554</text:p>
          </table:table-cell>
          <table:table-cell office:value-type="float" office:value="905" calcext:value-type="float">
            <text:p>905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0942" calcext:value-type="float">
            <text:p>5094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3607" calcext:value-type="float">
            <text:p>1333607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01181" calcext:value-type="float">
            <text:p>1401181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</table:table>
      <table:table table:name="Operators" table:style-name="ta1">
        <table:table-column table:style-name="co4" table:default-cell-style-name="ce3"/>
        <table:table-column table:style-name="co12" table:default-cell-style-name="Default"/>
        <table:table-row table:style-name="ro1" table:number-rows-repeated="2"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Operators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orInsertionDele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Default" office:value-type="string" calcext:value-type="string">
            <text:p>Greedy</text:p>
          </table:table-cell>
          <table:table-cell/>
        </table:table-row>
      </table:table>
      <table:named-expressions/>
      <table:database-ranges>
        <table:database-range table:name="__Anonymous_Sheet_DB__1" table:target-range-address="'General Raw Data'.A5:'General Raw Data'.F409" table:display-filter-buttons="true" table:orientation="column">
          <table:filter>
            <table:filter-and>
              <table:filter-condition table:field-number="-1" table:value="SUCCESS" table:operator="="/>
            </table:filter-and>
          </table:filter>
        </table:database-range>
        <table:database-range table:name="__Anonymous_Sheet_DB__2" table:target-range-address="Operators.A3:Operators.B20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.00.0000</text:date>, <text:time style:data-style-name="N2" text:time-value="01:09:27.6185945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4:55:25.687443061</meta:creation-date>
    <dc:date>2015-01-30T01:18:48.061709300</dc:date>
    <meta:editing-duration>PT1H48M</meta:editing-duration>
    <meta:editing-cycles>14</meta:editing-cycles>
    <meta:generator>LibreOffice/4.2.7.2$Linux_X86_64 LibreOffice_project/420m0$Build-2</meta:generator>
    <meta:document-statistic meta:table-count="3" meta:cell-count="2044" meta:object-count="0"/>
  </office:meta>
</office:document-meta>
</file>